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5.5543in"/>
    </style:style>
    <style:style style:name="co2" style:family="table-column">
      <style:table-column-properties fo:break-before="auto" style:column-width="2.73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VII Южно-Российская межрегиональная олимпиада школьников «Архитектура и искусство» по комплексу предметов (рисунок, живопись, композиция, черчение)</text:p>
          </table:table-cell>
          <table:table-cell office:value-type="string" calcext:value-type="string">
            <text:p>рисунок, живопись, композиция, черче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теория и история музы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деревянные духовые инструмент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инструменты народного оркестр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музыкальная педагогика и исполнительств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струнные инструмент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фортепиан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хоровое дириж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цифровые технологии в архитектур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спутниковы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летающая робототех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эрокосмически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геномное редакт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ейротехнологии и когнитив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ядерные технологи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по агрогенетике для школьников старших классов «Иннагрика»</text:p>
          </table:table-cell>
          <table:table-cell office:value-type="string" calcext:value-type="string">
            <text:p>аграрная гене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по музыкально-теоретическим дисциплинам для учащихся детских музыкальных школ и детских школ искусств</text:p>
          </table:table-cell>
          <table:table-cell office:value-type="string" calcext:value-type="string">
            <text:p>теория и история музы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востоковеде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дизай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восточные язы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анализ данных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культур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еждународные отношен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олит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сих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соц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со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сновы бизнес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Юридические высоты!»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образование и педагогически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утафинская олимпиада школьников по праву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Менделеевская Олимпиада по химии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«Искусство графики»</text:p>
          </table:table-cell>
          <table:table-cell office:value-type="string" calcext:value-type="string">
            <text:p>графический дизай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«Искусство графики»</text:p>
          </table:table-cell>
          <table:table-cell office:value-type="string" calcext:value-type="string">
            <text:p>рисуно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Архитектура и искусство» по комплексу предметов (рисунок, композиция)</text:p>
          </table:table-cell>
          <table:table-cell office:value-type="string" calcext:value-type="string">
            <text:p>искусст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би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Евразийская лингвистическая олимпиад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ени В.Е. Татлина</text:p>
          </table:table-cell>
          <table:table-cell office:value-type="string" calcext:value-type="string">
            <text:p>граф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ени В.Е. Татлина</text:p>
          </table:table-cell>
          <table:table-cell office:value-type="string" calcext:value-type="string">
            <text:p>композиц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ени В.Е. Татлина</text:p>
          </table:table-cell>
          <table:table-cell office:value-type="string" calcext:value-type="string">
            <text:p>рисуно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би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дизай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ге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гене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лингв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зобразительное искусст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 искусст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вероятность и статис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ткрытая олимпиада школьников по геологии</text:p>
          </table:table-cell>
          <table:table-cell office:value-type="string" calcext:value-type="string">
            <text:p>ге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кеан знаний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по архитектуре СПбГАСУ</text:p>
          </table:table-cell>
          <table:table-cell office:value-type="string" calcext:value-type="string">
            <text:p>рисунок и архитектурная композиц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по комплексу предметов «Культура и искусство»</text:p>
          </table:table-cell>
          <table:table-cell office:value-type="string" calcext:value-type="string">
            <text:p>академический рисунок, живопись, композиция, история искусства и культур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по комплексу предметов «Культура и искусство»</text:p>
          </table:table-cell>
          <table:table-cell office:value-type="string" calcext:value-type="string">
            <text:p>технический рисунок и декоративная композиц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не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эк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б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космонав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высокие технологи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сих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усски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елигиоведе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лосо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ундаментальная медицин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Робофест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научно-технически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по программированию «ТехноКуб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по химии в ФГБОУ ВО ПСПбГМУ им. И. П. Павлова Минздрава России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по экономике в рамках международного экономического фестиваля школьников «Сибириада. Шаг в мечту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журналис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б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едици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еждународные отношен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псих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со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федерального государственного бюджетного образовательного учреждения высшего образования «Всероссийский государственный университет юстиции (РПА Минюста России)» «В мир права»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олимпиада Северо-Кавказского федерального университета среди учащихся образовательных организаций «45 параллель»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крытая олимпиада школьников по программированию «Когнитивные технологии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географ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формационные и коммуникационные технологи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родные язы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ибирская межрегиональная олимпиада школьников «Архитектурно-дизайнерское творчество»</text:p>
          </table:table-cell>
          <table:table-cell office:value-type="string" calcext:value-type="string">
            <text:p>архитектура, изобразительные и прикладные виды искусст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трогановская олимпиада</text:p>
          </table:table-cell>
          <table:table-cell office:value-type="string" calcext:value-type="string">
            <text:p>рисунок, живопись, скульптура, дизай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вой путь в настоящую науку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Телевизионная гуманитарная олимпиада школьников «Умницы и умники»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астрономия и науки о земл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би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нгвис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Cantarell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4:49:55.132389872</meta:creation-date>
    <dc:date>2025-01-17T14:56:38.290140430</dc:date>
    <meta:editing-duration>PT6M44S</meta:editing-duration>
    <meta:editing-cycles>1</meta:editing-cycles>
    <meta:document-statistic meta:table-count="1" meta:cell-count="930" meta:object-count="0"/>
    <meta:generator>LibreOffice/24.8.4.2$Linux_X86_64 LibreOffice_project/480$Build-2</meta:generator>
  </office:meta>
</office:document-meta>
</file>